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12af60" officeooo:paragraph-rsid="0012af60" style:font-weight-asian="bold" style:font-weight-complex="bold"/>
    </style:style>
    <style:style style:name="P2" style:family="paragraph" style:parent-style-name="Standard">
      <style:text-properties style:font-name="DejaVu Sans" fo:font-weight="bold" officeooo:rsid="0012af60" officeooo:paragraph-rsid="001562c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8f6b" style:font-weight-asian="normal" style:font-weight-complex="normal"/>
    </style:style>
    <style:style style:name="T3" style:family="text">
      <style:text-properties fo:font-weight="normal" officeooo:rsid="001562cc" style:font-weight-asian="normal" style:font-weight-complex="normal"/>
    </style:style>
    <style:style style:name="T4" style:family="text">
      <style:text-properties officeooo:rsid="00156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ường: ĐH Công nghệ Tp.HCM - HUTECH.</text:p>
      <text:p text:style-name="P1">Thành viên: Đỗ Cao Thượng Dương, Nguyễn Thiện Thanh, Trần Nhật Duy.</text:p>
      <text:p text:style-name="P1">1. Thu thập và hiển thị toàn bộ log.</text:p>
      <text:p text:style-name="P1">* Hướng tiếp cận:</text:p>
      <text:p text:style-name="P1"><text:tab/><text:span text:style-name="T1">Sử dụng hàm open(*file) của thư viện python để đọc file log dưới dạng danh sách.</text:span></text:p>
      <text:p text:style-name="P1"><text:span text:style-name="T1"><text:tab/></text:span><text:span text:style-name="T2">Xây dựng hàm _getlogs(project,level, stime, etime) để lấy thông tin dữ liệu của log theo các tiêu chí Project(NOVA, GLANCE, NUETRON, KEYSTONE), Level(ERROR, INFO, WARN, DEBUG). Stime(Start time - Thời gian bắt đầu của log), Etime(End time - Thời gian kết thúc của log), dữ </text:span><text:span text:style-name="T3">liệu trả về là một danh sách các log thỏa tiêu chí.</text:span></text:p>
      <text:p text:style-name="P2"><text:span text:style-name="T3"><text:tab/>Xây dụng hàm _drawchart(df, fname) để vẽ biểu đồ dạng cột, với các thông số df- là một danh sách các log đã được lọc theo tiêu chí thông qua hàm trên, fname- là tên file hình ảnh biểu đồ lưu trữ dưới dạng ảnh PNG. Biểu đồ được vẽ dựa vào số lượng của mỗi </text:span><text:span text:style-name="T2">Level(ERROR, INFO, WARN, DEBUG)</text:span><text:span text:style-name="T3">.</text:span></text:p>
      <text:p text:style-name="P2"><text:span text:style-name="T3">* </text:span><text:span text:style-name="T4">Cấu trúc:</text:span></text:p>
      <text:p text:style-name="P2"/>
      <text:p text:style-name="P1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2:49:04.711949093</meta:creation-date>
    <dc:date>2015-11-26T15:33:15.363687208</dc:date>
    <meta:editing-duration>PT46M12S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1" meta:paragraph-count="9" meta:word-count="168" meta:character-count="863" meta:non-whitespace-character-count="699"/>
  </office:meta>
</office:document-meta>
</file>